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db19bd" officeooo:paragraph-rsid="0044dc2d"/>
    </style:style>
    <style:style style:name="P3" style:family="paragraph" style:parent-style-name="Standard">
      <style:text-properties officeooo:rsid="0103921a" officeooo:paragraph-rsid="012e84bd"/>
    </style:style>
    <style:style style:name="P4" style:family="paragraph" style:parent-style-name="Standard">
      <style:text-properties officeooo:rsid="0103921a" officeooo:paragraph-rsid="012faaf4"/>
    </style:style>
    <style:style style:name="P5" style:family="paragraph" style:parent-style-name="Standard">
      <style:text-properties officeooo:rsid="0103921a" officeooo:paragraph-rsid="01323316"/>
    </style:style>
    <style:style style:name="P6" style:family="paragraph" style:parent-style-name="Standard">
      <style:text-properties officeooo:rsid="0103921a" officeooo:paragraph-rsid="0138365f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b30fe7"/>
    </style:style>
    <style:style style:name="T5" style:family="text">
      <style:text-properties officeooo:rsid="01031861"/>
    </style:style>
    <style:style style:name="T6" style:family="text">
      <style:text-properties officeooo:rsid="0109070e"/>
    </style:style>
    <style:style style:name="T7" style:family="text">
      <style:text-properties officeooo:rsid="012d98e5"/>
    </style:style>
    <style:style style:name="T8" style:family="text">
      <style:text-properties officeooo:rsid="012e84bd"/>
    </style:style>
    <style:style style:name="T9" style:family="text">
      <style:text-properties officeooo:rsid="012faaf4"/>
    </style:style>
    <style:style style:name="T10" style:family="text">
      <style:text-properties officeooo:rsid="01315862"/>
    </style:style>
    <style:style style:name="T11" style:family="text">
      <style:text-properties officeooo:rsid="01323316"/>
    </style:style>
    <style:style style:name="T12" style:family="text">
      <style:text-properties officeooo:rsid="01338a13"/>
    </style:style>
    <style:style style:name="T13" style:family="text">
      <style:text-properties officeooo:rsid="0136e5a6"/>
    </style:style>
    <style:style style:name="T14" style:family="text">
      <style:text-properties officeooo:rsid="0138365f"/>
    </style:style>
    <style:style style:name="T15" style:family="text">
      <style:text-properties officeooo:rsid="01387d7b"/>
    </style:style>
    <style:style style:name="T16" style:family="text">
      <style:text-properties officeooo:rsid="0139fbf3"/>
    </style:style>
    <style:style style:name="T17" style:family="text">
      <style:text-properties officeooo:rsid="013b452a"/>
    </style:style>
    <style:style style:name="T18" style:family="text">
      <style:text-properties officeooo:rsid="013d2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30</text:span><text:span text:style-name="T1">.</text:span><text:span text:style-name="T4">4</text:span><text:span text:style-name="T1">.2013, 12:</text:span><text:span text:style-name="T3">30</text:span><text:span text:style-name="T1"> – </text:span><text:span text:style-name="T2"><text:s/></text:span><text:span text:style-name="T5">13:</text:span><text:span text:style-name="T17">00</text:span><text:span text:style-name="T5"> </text:span><text:span text:style-name="T1">@Tb2</text:span><text:span text:style-name="T6">07</text:span></text:p>
      <text:p text:style-name="P2"/>
      <text:p text:style-name="P3"><text:span text:style-name="T8">No separate task for test plan, all should be logged to testing task.</text:span></text:p>
      <text:p text:style-name="P3"><text:span text:style-name="T8"/></text:p>
      <text:p text:style-name="P4"><text:span text:style-name="T9">Unlocking a component is really slow because of a bug in Qt, </text:span><text:span text:style-name="T10">this can be avoided by using daily build </text:span><text:span text:style-name="T18">(requires compilation etc., not worth it for Tommi and Mikko at this point)</text:span></text:p>
      <text:p text:style-name="P4"><text:span text:style-name="T10"/></text:p>
      <text:p text:style-name="P5"><text:span text:style-name="T11">Final improvements to the final presentation </text:span><text:span text:style-name="T12">(which is on Friday).</text:span></text:p>
      <text:p text:style-name="P5"><text:span text:style-name="T12"/></text:p>
      <text:p text:style-name="P6"><text:span text:style-name="T14">Status of final report. </text:span><text:span text:style-name="T16">Some progress, but still ways to 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4-30T12:55:30.44</dc:date>
    <meta:editing-duration>PT5H18M26S</meta:editing-duration>
    <meta:editing-cycles>289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5" meta:word-count="71" meta:character-count="404" meta:non-whitespace-character-count="404"/>
  </office:meta>
</office:document-meta>
</file>